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, 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-complex="Times New Roman2"/>
    </style:style>
    <style:style style:name="P3" style:family="paragraph" style:parent-style-name="Standard">
      <style:paragraph-properties fo:text-align="center" style:justify-single-word="false"/>
      <style:text-properties style:font-name-complex="Times New Roman2"/>
    </style:style>
    <style:style style:name="P4" style:family="paragraph" style:parent-style-name="Standard">
      <style:paragraph-properties fo:text-align="justify" style:justify-single-word="false"/>
      <style:text-properties fo:font-size="14pt" style:font-size-asian="14pt" style:font-name-complex="Times New Roman2" style:font-size-complex="14pt"/>
    </style:style>
    <style:style style:name="P5" style:family="paragraph" style:parent-style-name="Standard">
      <style:paragraph-properties fo:text-align="end" style:justify-single-word="false"/>
      <style:text-properties fo:font-size="14pt" style:font-size-asian="14pt" style:font-name-complex="Times New Roman2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name-complex="Times New Roman2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ru" fo:country="RU" style:font-size-asian="14pt" style:font-name-complex="Times New Roman2" style:font-size-complex="14pt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line-height="100%"/>
      <style:text-properties style:font-name="Times New Roman" fo:font-size="12pt" style:font-size-asian="12pt" style:font-name-complex="Times New Roman2" style:font-size-complex="12pt"/>
    </style:style>
    <style:style style:name="P10" style:family="paragraph" style:parent-style-name="Standard">
      <style:paragraph-properties fo:line-height="100%"/>
      <style:text-properties style:font-name="Times New Roman" fo:font-size="12pt" fo:language="en" fo:country="US" style:font-size-asian="12pt" style:font-name-complex="Times New Roman2" style:font-size-complex="12pt"/>
    </style:style>
    <style:style style:name="P11" style:family="paragraph" style:parent-style-name="Standard">
      <style:paragraph-properties fo:line-height="100%"/>
    </style:style>
    <style:style style:name="P12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3" style:family="paragraph" style:parent-style-name="Standard" style:master-page-name="Standard">
      <style:paragraph-properties fo:text-align="center" style:justify-single-word="false" style:page-number="auto"/>
    </style:style>
    <style:style style:name="P14" style:family="paragraph" style:parent-style-name="Heading_20_2">
      <style:paragraph-properties fo:margin-left="0cm" fo:margin-right="0cm" fo:text-indent="1.27cm" style:auto-text-indent="false"/>
    </style:style>
    <style:style style:name="P15" style:family="paragraph" style:parent-style-name="Heading_20_2">
      <style:paragraph-properties fo:margin-left="0cm" fo:margin-right="0cm" fo:margin-top="0cm" fo:margin-bottom="0cm" fo:text-indent="1.27cm" style:auto-text-indent="false"/>
      <style:text-properties style:font-name="Times New Roman" fo:font-size="12pt" style:font-size-asian="12pt" style:font-size-complex="12pt"/>
    </style:style>
    <style:style style:name="P16" style:family="paragraph" style:parent-style-name="Heading_20_1">
      <style:paragraph-properties fo:margin-left="0cm" fo:margin-right="0cm" fo:margin-top="0cm" fo:margin-bottom="0cm" fo:text-align="justify" style:justify-single-word="false" fo:text-indent="1.251cm" style:auto-text-indent="false"/>
      <style:text-properties style:font-name="Times New Roman" fo:font-size="12pt" style:font-size-asian="12pt" style:font-size-complex="12pt"/>
    </style:style>
    <style:style style:name="P17" style:family="paragraph" style:parent-style-name="Text_20_body">
      <style:paragraph-properties fo:text-align="center" style:justify-single-word="false"/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P18" style:family="paragraph" style:parent-style-name="Text_20_body">
      <style:paragraph-properties fo:margin-left="0cm" fo:margin-right="0cm" fo:margin-top="0cm" fo:margin-bottom="0cm" fo:text-align="justify" style:justify-single-word="false" fo:text-indent="1.251cm" style:auto-text-indent="false"/>
      <style:text-properties style:font-name="Times New Roman" fo:font-size="12pt" style:font-size-asian="12pt" style:font-size-complex="12pt"/>
    </style:style>
    <style:style style:name="P19" style:family="paragraph" style:parent-style-name="Text_20_body">
      <style:paragraph-properties fo:margin-left="0cm" fo:margin-right="0cm" fo:margin-top="0cm" fo:margin-bottom="0cm" fo:text-align="justify" style:justify-single-word="false" fo:text-indent="1.27cm" style:auto-text-indent="false"/>
      <style:text-properties style:font-name="Times New Roman" fo:font-size="12pt" style:font-size-asian="12pt" style:font-size-complex="12pt"/>
    </style:style>
    <style:style style:name="T1" style:family="text">
      <style:text-properties style:font-name-complex="Times New Roman2"/>
    </style:style>
    <style:style style:name="T2" style:family="text">
      <style:text-properties fo:font-size="14pt" style:font-size-asian="14pt" style:font-name-complex="Times New Roman2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language="ru" fo:country="RU" style:font-size-asian="14pt" style:font-name-complex="Times New Roman2" style:font-size-complex="14pt"/>
    </style:style>
    <style:style style:name="T5" style:family="text">
      <style:text-properties fo:font-size="14pt" fo:language="en" fo:country="US" style:font-size-asian="14pt" style:font-name-complex="Times New Roman2" style:font-size-complex="14pt"/>
    </style:style>
    <style:style style:name="T6" style:family="text">
      <style:text-properties fo:font-size="26pt" fo:language="ru" fo:country="RU" style:font-size-asian="26pt" style:font-size-complex="26pt"/>
    </style:style>
    <style:style style:name="T7" style:family="text">
      <style:text-properties fo:font-size="26pt" fo:language="en" fo:country="US" style:font-size-asian="26pt" style:font-size-complex="26pt"/>
    </style:style>
    <style:style style:name="T8" style:family="text">
      <style:text-properties fo:language="en" fo:country="US"/>
    </style:style>
    <style:style style:name="T9" style:family="text">
      <style:text-properties fo:language="en" fo:country="US" style:font-name-complex="Times New Roman2"/>
    </style:style>
    <style:style style:name="T10" style:family="text">
      <style:text-properties style:font-name="Times New Roman" style:font-name-complex="Times New Roman2"/>
    </style:style>
    <style:style style:name="T11" style:family="text">
      <style:text-properties style:font-name="Times New Roman" fo:font-size="14pt" style:font-size-asian="14pt" style:font-name-complex="Times New Roman2" style:font-size-complex="14pt"/>
    </style:style>
    <style:style style:name="T12" style:family="text"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T13" style:family="text">
      <style:text-properties style:font-name="Times New Roman" fo:font-size="12pt" style:font-size-asian="12pt" style:font-name-complex="Times New Roman2" style:font-size-complex="12pt"/>
    </style:style>
    <style:style style:name="T14" style:family="text">
      <style:text-properties style:font-name="Times New Roman" fo:font-size="12pt" fo:language="en" fo:country="US" style:font-size-asian="12pt" style:font-name-complex="Times New Roman2" style:font-size-complex="12pt"/>
    </style:style>
    <style:style style:name="T15" style:family="text">
      <style:text-properties fo:font-size="12pt" fo:language="en" fo:country="US" style:font-size-asian="26pt" style:font-size-complex="26pt"/>
    </style:style>
    <style:style style:name="T16" style:family="text">
      <style:text-properties style:font-name="Times New Roman1" fo:font-size="12pt" fo:language="en" fo:country="US" style:font-size-asian="26pt" style:font-size-complex="26pt"/>
    </style:style>
    <style:style style:name="T17" style:family="text">
      <style:text-properties style:font-name="Times New Roman1" fo:font-size="12pt" fo:language="en" fo:country="US" style:font-size-asian="14pt" style:font-name-complex="Times New Roman2" style:font-size-complex="14pt"/>
    </style:style>
    <style:style style:name="T18" style:family="text">
      <style:text-properties style:font-name="Times New Roman1" fo:font-size="12pt" style:font-size-asian="14pt" style:font-name-complex="Times New Roman2" style:font-size-complex="14pt"/>
    </style:style>
    <style:style style:name="T19" style:family="text">
      <style:text-properties style:font-name="Times New Roman1" style:font-name-complex="Times New Roman2"/>
    </style:style>
    <style:style style:name="T20" style:family="text">
      <style:text-properties style:font-name="Times New Roman1" fo:language="en" fo:country="US" style:font-name-complex="Times New Roman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Министерство науки <text:s/>и высшего образования Российской Федерации</text:span></text:p>
      <text:p text:style-name="P1"><text:span text:style-name="T1">Федеральное государственное бюджетное образовательное учреждение</text:span></text:p>
      <text:p text:style-name="P1"><text:span text:style-name="T1">высшего образования «Новгородский Государственный Университет имени Ярослава Мудрого»</text:span></text:p>
      <text:p text:style-name="P4"/>
      <text:p text:style-name="P1"><text:span text:style-name="T2">Кафедра </text:span><text:span text:style-name="T4">информационных технологий и систем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><text:span text:style-name="T8">Очереди сообщений в UNIX и работа с ними</text:span></text:p>
      <text:p text:style-name="P1"><text:span text:style-name="T4">Лабораторная работа №</text:span><text:span text:style-name="T5">7</text:span><text:span text:style-name="T4"> по дисциплине</text:span></text:p>
      <text:p text:style-name="P1"><text:span text:style-name="T4">Операционные системы </text:span></text:p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1"/></text:p>
      <text:p text:style-name="P3"/>
      <text:p text:style-name="P3"/>
      <text:p text:style-name="P3"/>
      <text:p text:style-name="P3"/>
      <text:p text:style-name="P3"/>
      <text:p text:style-name="P8"><text:span text:style-name="T2">Выполнили студенты гр. 8091</text:span></text:p>
      <text:p text:style-name="P8"><text:span text:style-name="T4">Кулаков Игорь Юрьевич</text:span></text:p>
      <text:p text:style-name="P5"/>
      <text:p text:style-name="P8"><text:span text:style-name="T2">_________________/______________________/</text:span></text:p>
      <text:p text:style-name="P6"/>
      <text:p text:style-name="P6"/>
      <text:p text:style-name="P1"><text:span text:style-name="T2">Принял</text:span><text:span text:style-name="T4"> </text:span></text:p>
      <text:p text:style-name="P8"><text:span text:style-name="T2">_________________/______________________/</text:span></text:p>
      <text:p text:style-name="P2"/>
      <text:p text:style-name="P2"/>
      <text:list xml:id="list1161762284892899733" text:style-name="Outline">
        <text:list-item>
          <text:list>
            <text:list-item>
              <text:list>
                <text:list-item>
                  <text:h text:style-name="Heading_20_3" text:outline-level="3"><text:span text:style-name="T3">Великий Новгород</text:span></text:h>
                </text:list-item>
                <text:list-item>
                  <text:h text:style-name="Heading_20_3" text:outline-level="3"><text:span text:style-name="T3">2020</text:span></text:h>
                </text:list-item>
              </text:list>
            </text:list-item>
          </text:list>
        </text:list-item>
      </text:list>
      <text:p text:style-name="P9"/>
      <text:list xml:id="list37742146" text:continue-numbering="true" text:style-name="Outline">
        <text:list-item>
          <text:h text:style-name="P16" text:outline-level="1"><text:bookmark text:name="_Toc311745001"/><text:soft-page-break/><text:span text:style-name="T1">Лабораторная работа №7–«Очереди сообщений в </text:span><text:span text:style-name="T9">UNIX</text:span><text:span text:style-name="T1"> </text:span><text:span text:style-name="T1">и работа с ними»</text:span></text:h>
          <text:list>
            <text:list-item>
              <text:h text:style-name="P15" text:outline-level="2"><text:bookmark text:name="_Toc311745002"/>Задание на лабораторную работу</text:h>
            </text:list-item>
          </text:list>
        </text:list-item>
      </text:list>
      <text:p text:style-name="P19">В данной работе требуется использовать параллельные потоки (threads), а не процессы.</text:p>
      <text:p text:style-name="P19">Основной поток должен сгенерировать и вывести на экран 4 случайных числа.</text:p>
      <text:p text:style-name="P19">Далее эти числа должны быть переданы во второй процесс через очередь сообщений.</text:p>
      <text:p text:style-name="P19">Второй поток должен сгенерировать все возможные перестановки из этих чисел без повторений («1 2 3 4», «2 1 3 4», «4 3 1 2» и т.д.) и передать их обратно.</text:p>
      <text:p text:style-name="P19">Первый поток должен получить все эти перестановки и вывести их на экран. В конце требуется вывести количество полученных перестановок.</text:p>
      <text:p text:style-name="P19">Первый поток должен самостоятельно выполнить освобождение всех выделенных ресурсов в конце своей работы.</text:p>
      <text:p text:style-name="P18"><text:span text:style-name="T1"/></text:p>
      <text:p text:style-name="P11"><text:span text:style-name="T12">Код: </text:span></text:p>
      <text:p text:style-name="P11"><text:span text:style-name="T14">#include &lt;stdio.h&gt;<text:line-break/>#include &lt;sys/shm.h&gt;<text:line-break/>#include &lt;stdlib.h&gt;<text:line-break/>#include &lt;pthread.h&gt;<text:line-break/>#include &lt;unistd.h&gt;<text:line-break/>#include &lt;sys/types.h&gt;<text:line-break/>#include &lt;sys/wait.h&gt;<text:line-break/>#include &lt;string.h&gt;<text:line-break/>#include &lt;fcntl.h&gt;<text:line-break/>#include &lt;sys/stat.h&gt;<text:line-break/>#include &lt;sys/sem.h&gt;<text:line-break/>#include &lt;sys/msg.h&gt;<text:line-break/>#include &lt;sys/ipc.h&gt;<text:line-break/><text:line-break/>int comp (const int *i, const int *j)<text:line-break/>{<text:line-break/><text:tab/>return *i-*j;<text:line-break/>} <text:line-break/><text:line-break/>void swap(int *a, int i, int j)<text:line-break/>{<text:line-break/> <text:s/>int s = a[i];<text:line-break/> <text:s/>a[i] = a[j];<text:line-break/> <text:s/>a[j] = s;<text:line-break/>}<text:line-break/><text:line-break/>int NextSet(int *a, int n)<text:line-break/>{<text:line-break/> <text:s/>int j = n - 2;<text:line-break/> <text:s/>while (j != -1 &amp;&amp; a[j] &gt;= a[j + 1]) j--;<text:line-break/> <text:s/>if (j == -1)<text:line-break/> <text:s text:c="3"/>return 0; <text:line-break/> <text:s/>int k = n - 1;<text:line-break/> <text:s/>while (a[j] &gt;= a[k]) k--;<text:line-break/> <text:s/>swap(a, j, k);<text:line-break/> <text:s/>int l = j + 1, r = n - 1; <text:line-break/> <text:s/>while (l&lt;r)<text:line-break/></text:span><text:soft-page-break/><text:span text:style-name="T14"> <text:s text:c="3"/>swap(a, l++, r--);<text:line-break/> <text:s/>return 1;<text:line-break/>}<text:line-break/><text:line-break/>struct Strmsg<text:line-break/>{<text:line-break/> <text:s text:c="3"/>long mtype;<text:line-break/> <text:s text:c="3"/>int mas[4];<text:line-break/>};<text:line-break/><text:line-break/>void* treat (void* Id)<text:line-break/>{<text:line-break/><text:tab/>int* msg = (int*)Id;<text:line-break/><text:tab/>int msgId = msg[0];<text:line-break/><text:tab/>struct Strmsg localmsg;<text:line-break/><text:tab/>ssize_t len = msgrcv(msgId, &amp;localmsg, 16, 12, 0);<text:line-break/><text:tab/>//printf ("%d", localmsg.mas[0]);<text:line-break/><text:tab/>localmsg.mtype = 101;<text:line-break/><text:tab/>msgsnd(msgId, &amp;localmsg, 16, 0);<text:line-break/><text:tab/>localmsg.mtype = 12;<text:line-break/><text:tab/>msgsnd(msgId, &amp;localmsg, 16, 0);<text:line-break/><text:tab/>qsort(localmsg.mas, 4, sizeof(int), (int(*)(const void*,const void*)) comp);<text:line-break/><text:tab/>while (NextSet(localmsg.mas, 4))<text:line-break/><text:tab/>{<text:line-break/> <text:s text:c="3"/><text:tab/><text:tab/>localmsg.mtype = 12;<text:line-break/><text:tab/><text:tab/>msgsnd(msgId, &amp;localmsg, 16, 0);<text:line-break/><text:tab/>}<text:line-break/><text:tab/>localmsg.mas[0] = -1;<text:line-break/><text:tab/>localmsg.mtype = 12;<text:line-break/><text:tab/>msgsnd(msgId, &amp;localmsg, 16, 0);<text:line-break/><text:tab/><text:line-break/>}<text:line-break/><text:line-break/>int main () {<text:line-break/>int msgId = msgget(IPC_PRIVATE, 0600|IPC_CREAT);<text:line-break/> <text:s text:c="3"/>if (msgId &lt; 0)<text:line-break/> <text:s text:c="3"/>{<text:line-break/> <text:s text:c="7"/>perror("error with msgget()");<text:line-break/> <text:s text:c="7"/>return -1;<text:line-break/> <text:s text:c="3"/>}<text:line-break/> <text:s text:c="3"/>else<text:line-break/> <text:s text:c="3"/>{<text:line-break/> <text:s text:c="7"/>printf("message id = %i\n", msgId);<text:line-break/> <text:s text:c="3"/>}<text:line-break/><text:tab/>struct Strmsg localmsg;<text:line-break/> <text:s text:c="3"/>int i;<text:line-break/> <text:s text:c="3"/>int mas[4];<text:line-break/> <text:s text:c="3"/>for (i = 0; i &lt; 4; ++i)<text:line-break/> <text:s text:c="3"/>{<text:line-break/><text:tab/>localmsg.mas[i] = rand()%10;<text:line-break/> <text:s text:c="3"/>}<text:line-break/> <text:s text:c="7"/>localmsg.mtype = 12;<text:line-break/></text:span><text:soft-page-break/><text:span text:style-name="T14"> <text:s text:c="7"/>msgsnd(msgId, &amp;localmsg, 16, 0);<text:line-break/><text:tab/>pthread_t thread1;<text:line-break/><text:tab/>int msg[1];<text:line-break/><text:tab/>msg[0]=msgId;<text:line-break/><text:tab/>const int *Id = msg;<text:line-break/><text:tab/>int res1 = pthread_create(&amp;thread1, NULL, treat, (void*)Id);<text:line-break/><text:tab/>int iret1;<text:line-break/><text:tab/>pthread_join(thread1, (void **)&amp;iret1);<text:line-break/><text:tab/>ssize_t len = msgrcv(msgId, &amp;localmsg, 16, 101, 0);<text:line-break/><text:tab/>int check=0;<text:line-break/><text:tab/>do {<text:line-break/><text:tab/><text:tab/>ssize_t len = msgrcv(msgId, &amp;localmsg, 16, 12, 0);<text:line-break/><text:tab/><text:tab/>if (localmsg.mas[0]!=-1)<text:line-break/><text:tab/><text:tab/>{<text:line-break/><text:tab/><text:tab/><text:tab/>for (int i =0; i&lt;4; i++)<text:line-break/><text:tab/><text:tab/><text:tab/>{<text:line-break/><text:tab/><text:tab/><text:tab/><text:tab/>printf("%d ", localmsg.mas[i]);<text:line-break/><text:tab/><text:tab/><text:tab/>}<text:line-break/><text:tab/><text:tab/><text:tab/>printf("\n");<text:line-break/><text:tab/><text:tab/><text:tab/>check++;<text:line-break/><text:tab/><text:tab/>}<text:line-break/><text:tab/>}while(localmsg.mas[0]!=-1);<text:line-break/><text:tab/>printf("%d\n", check);<text:line-break/><text:tab/><text:line-break/><text:tab/>msgctl(msgId, IPC_RMID, NULL);<text:line-break/>}<text:line-break/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, 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0" fo:widows="0" fo:hyphenation-ladder-count="no-limit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e74b5" style:font-name="Calibri Light" fo:font-size="13pt" style:font-size-asian="13pt" style:font-name-complex="F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text-align="center" style:justify-single-word="false" fo:keep-with-next="always"/>
      <style:text-properties style:font-name-asian="Times New Roman2" style:language-asian="ru" style:country-asian="RU" style:font-name-complex="Times New Roman2" style:font-size-complex="10pt"/>
    </style:style>
    <style:style style:name="Default_20_Paragraph_20_Font" style:display-name="Default Paragraph Font" style:family="text"/>
    <style:style style:name="Заголовок_20_3_20_Знак" style:display-name="Заголовок 3 Знак" style:family="text" style:parent-style-name="Default_20_Paragraph_20_Font">
      <style:text-properties style:font-name="Times New Roman" fo:font-size="12pt" fo:language="de" fo:country="DE" style:letter-kerning="true" style:font-name-asian="Times New Roman2" style:font-size-asian="12pt" style:language-asian="ru" style:country-asian="RU" style:font-name-complex="Times New Roman2" style:font-size-complex="10pt" style:language-complex="fa" style:country-complex="IR"/>
    </style:style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2e74b5" style:font-name="Calibri Light" fo:font-size="13pt" style:font-size-asian="13pt" style:font-name-complex="F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er</meta:initial-creator>
    <meta:editing-cycles>2</meta:editing-cycles>
    <meta:creation-date>2020-03-31T14:39:00</meta:creation-date>
    <dc:date>2020-04-12T17:51:10.52</dc:date>
    <meta:editing-duration>PT2S</meta:editing-duration>
    <meta:generator>OpenOffice/4.1.7$Win32 OpenOffice.org_project/417m1$Build-9800</meta:generator>
    <meta:document-statistic meta:table-count="0" meta:image-count="0" meta:object-count="0" meta:page-count="4" meta:paragraph-count="24" meta:word-count="486" meta:character-count="346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